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21-11-0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19-12-11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18-11-14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17-12-1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0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0072" calcext:value-type="float">
            <text:p>82.1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0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0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0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0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0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200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484" calcext:value-type="float">
            <text:p>80.6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484" calcext:value-type="float">
            <text:p>80.6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9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8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8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8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8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7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J0022</text:p>
          </table:table-cell>
          <table:table-cell office:value-type="string" calcext:value-type="string">
            <text:p>197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